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Helvetica" svg:font-family="Helvetica, Verdana, Arial, sans-serif"/>
    <style:font-face style:name="OpenSymbol" svg:font-family="OpenSymbol"/>
    <style:font-face style:name="Tahoma1" svg:font-family="Tahoma"/>
    <style:font-face style:name="sans-serif" svg:font-family="sans-serif"/>
    <style:font-face style:name="Calibri" svg:font-family="Calibri" style:font-family-generic="swiss"/>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Standard">
      <style:text-properties style:font-name="Calibri" fo:font-size="14pt" fo:language="ca" fo:country="ES" style:text-underline-style="none" fo:font-weight="normal" style:font-size-asian="14pt" style:font-weight-asian="normal" style:font-size-complex="14pt" style:font-weight-complex="normal"/>
    </style:style>
    <style:style style:name="P3" style:family="paragraph" style:parent-style-name="Standard">
      <style:text-properties style:font-name="Calibri" fo:font-size="14pt" style:font-size-asian="14pt" style:font-size-complex="14pt"/>
    </style:style>
    <style:style style:name="P4" style:family="paragraph" style:parent-style-name="Standard">
      <style:paragraph-properties fo:text-align="end" style:justify-single-word="false"/>
      <style:text-properties style:font-name="Calibri" fo:font-size="14pt" style:font-size-asian="14pt" style:font-size-complex="14pt"/>
    </style:style>
    <style:style style:name="P5" style:family="paragraph" style:parent-style-name="Standard">
      <style:text-properties style:font-name="Calibri" fo:font-size="14pt" fo:font-weight="bold" style:font-size-asian="14pt" style:font-weight-asian="bold" style:font-size-complex="14pt" style:font-weight-complex="bold"/>
    </style:style>
    <style:style style:name="P6" style:family="paragraph" style:parent-style-name="Standard">
      <style:text-properties style:font-name="Calibri" fo:font-size="14pt" fo:font-style="normal" fo:font-weight="bold" style:font-size-asian="14pt" style:font-style-asian="normal" style:font-weight-asian="bold" style:font-size-complex="14pt" style:font-style-complex="normal" style:font-weight-complex="bold"/>
    </style:style>
    <style:style style:name="P7" style:family="paragraph" style:parent-style-name="Standard">
      <style:text-properties style:use-window-font-color="true" style:font-name="Calibri" fo:font-size="14pt" style:font-size-asian="14pt" style:font-size-complex="14pt"/>
    </style:style>
    <style:style style:name="P8" style:family="paragraph" style:parent-style-name="Standard" style:master-page-name="">
      <style:paragraph-properties fo:margin-left="0cm" fo:margin-right="0cm" fo:text-indent="0cm" style:auto-text-indent="false" style:page-number="auto"/>
      <style:text-properties style:font-name="Calibri" fo:font-size="14pt" style:font-size-asian="14pt" style:font-size-complex="14pt"/>
    </style:style>
    <style:style style:name="P9" style:family="paragraph" style:parent-style-name="Text_20_body">
      <style:text-properties style:font-name="Calibri" fo:font-size="14pt" fo:font-weight="normal" style:font-size-asian="14pt" style:font-weight-asian="normal" style:font-size-complex="14pt" style:font-weight-complex="normal"/>
    </style:style>
    <style:style style:name="P10" style:family="paragraph" style:parent-style-name="Standard">
      <style:paragraph-properties fo:padding="0.074cm" fo:border-left="none" fo:border-right="none" fo:border-top="none" fo:border-bottom="0.035cm solid #000000" style:join-border="false"/>
      <style:text-properties fo:color="#b2b2b2" style:font-name="Calibri" fo:font-size="14pt" style:font-size-asian="14pt" style:font-size-complex="14pt"/>
    </style:style>
    <style:style style:name="P11" style:family="paragraph" style:parent-style-name="Text_20_body">
      <style:text-properties style:font-name="Calibri" fo:font-size="14pt" fo:font-weight="normal" style:font-size-asian="14pt" style:font-weight-asian="normal" style:font-size-complex="14pt" style:font-weight-complex="normal"/>
    </style:style>
    <style:style style:name="P12" style:family="paragraph" style:parent-style-name="Standard">
      <style:text-properties style:font-name="Calibri" fo:font-size="14pt" fo:font-weight="bold" style:font-size-asian="14pt" style:font-weight-asian="bold" style:font-size-complex="14pt" style:font-weight-complex="bold"/>
    </style:style>
    <style:style style:name="T1" style:family="text">
      <style:text-properties fo:color="#b2b2b2"/>
    </style:style>
    <style:style style:name="T2" style:family="text">
      <style:text-properties fo:font-weight="bold" style:font-weight-asian="bold" style:font-weight-complex="bold"/>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fo:color="#800000"/>
    </style:style>
    <style:style style:name="T5" style:family="text">
      <style:text-properties style:use-window-font-color="true"/>
    </style:style>
    <style:style style:name="T6" style:family="text">
      <style:text-properties fo:color="#808080"/>
    </style:style>
    <style:style style:name="T7" style:family="text">
      <style:text-properties fo:font-variant="normal" fo:text-transform="none" fo:color="#222222" style:font-name="Calibri1" fo:letter-spacing="normal" fo:font-style="normal" fo:font-weight="normal" style:font-weight-asian="normal" style:font-weight-complex="normal"/>
    </style:style>
    <style:style style:name="T8" style:family="text">
      <style:text-properties fo:font-variant="normal" fo:text-transform="none" fo:color="#222222" style:font-name="Calibri1" fo:letter-spacing="normal" fo:font-style="normal" fo:font-weight="normal" style:font-weight-asian="bold" style:font-weight-complex="bold"/>
    </style:style>
    <style:style style:name="T9" style:family="text">
      <style:text-properties fo:font-variant="normal" fo:text-transform="none" fo:color="#222222" style:font-name="Calibri1" fo:letter-spacing="normal" fo:font-style="normal" fo:font-weight="bold" style:font-weight-asian="bold" style:font-weight-complex="bold"/>
    </style:style>
    <style:style style:name="T10" style:family="text">
      <style:text-properties fo:font-variant="normal" fo:text-transform="none" fo:color="#222222" style:text-line-through-style="none" style:font-name="Calibri1" fo:letter-spacing="normal" fo:font-style="normal" style:text-underline-style="none" fo:font-weight="normal" style:text-blinking="false" fo:background-color="#ffffff" style:font-weight-asian="bold" style:font-weight-complex="bold"/>
    </style:style>
    <style:style style:name="T11" style:family="text">
      <style:text-properties fo:font-style="italic" fo:font-weight="bold" style:font-style-asian="italic" style:font-weight-asian="bold" style:font-style-complex="italic"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Gemma Fita <text:s text:c="2"/></text:p>
      <text:p text:style-name="P3"><text:span text:style-name="T3">ACTIVITAT PRÀCTICA</text:span> <text:s text:c="76"/></text:p>
      <text:p text:style-name="P3"/>
      <text:p text:style-name="P3">Mòdul Formatiu MF951_2: Integració de components de programari a pàgines web</text:p>
      <text:p text:style-name="P3">Unitat Formativa UF1305: Programació amb llenguatges script a pàgines web</text:p>
      <text:p text:style-name="P3">Número i títol de l’Activitat A1 - Metodologia de la programació</text:p>
      <text:p text:style-name="P4"/>
      <text:p text:style-name="P10"/>
      <text:p text:style-name="P3"/>
      <text:p text:style-name="P5">2. Pensa, i escriu un algorisme que resolgui les següents situacions. Després, compara’ls amb la resta de companys. Us ha donat el mateix resultat? Per què?</text:p>
      <text:p text:style-name="P5"/>
      <text:p text:style-name="P5">● Creuar un carrer.</text:p>
      <text:p text:style-name="P3"/>
      <text:p text:style-name="P2">1 <text:s/>Nena situada a la vorera</text:p>
      <text:p text:style-name="P2">2 <text:s/>Mirar a dreta i esquerra</text:p>
      <text:p text:style-name="P2"><text:tab/>3 <text:s/>Si ve cotxe </text:p>
      <text:p text:style-name="P2"><text:tab/><text:tab/>Espera i torna al punt 2 (bucle)</text:p>
      <text:p text:style-name="P2"><text:tab/>4 <text:s/>Si no ve cotxe </text:p>
      <text:p text:style-name="P2"><text:tab/><text:tab/>Passar <text:s text:c="2"/></text:p>
      <text:p text:style-name="P2"><text:tab/><text:tab/>Fi <text:s text:c="4"/></text:p>
      <text:p text:style-name="P3"/>
      <text:p text:style-name="P5">● Posar una rentadora.</text:p>
      <text:p text:style-name="P3"/>
      <text:p text:style-name="P3">1 <text:s/>Agafar la roba bruta </text:p>
      <text:p text:style-name="P3">2 <text:s/>Posar-la al tambor</text:p>
      <text:p text:style-name="P3">3 <text:s/>Posar el sabó</text:p>
      <text:p text:style-name="P3">4 <text:s/>Posar el suavitzant</text:p>
      <text:p text:style-name="P3">5 <text:s/>Decideix el programa </text:p>
      <text:p text:style-name="P3"><text:span text:style-name="T4"><text:tab/></text:span><text:span text:style-name="T5">6 <text:s/>Si molt bruta </text:span></text:p>
      <text:p text:style-name="P7"><text:tab/><text:tab/>7 <text:s/>Llavors fer programa llarg</text:p>
      <text:p text:style-name="P7"><text:tab/>8 <text:s/>Si poc bruta </text:p>
      <text:p text:style-name="P7"><text:tab/><text:tab/>9 <text:s/>Llavors fer programa curt</text:p>
      <text:p text:style-name="P3">10 <text:s/>Prèmer el botó START</text:p>
      <text:p text:style-name="P3">11 <text:s/>Esperar a que es faci el rentat</text:p>
      <text:p text:style-name="P3">12 <text:s/>Treure la roba del tambor</text:p>
      <text:p text:style-name="P3">13 <text:s/>Comprovar que estigui neta </text:p>
      <text:p text:style-name="P3"><text:span text:style-name="T4"><text:tab/></text:span><text:span text:style-name="T5">14 <text:s/>Si no està <text:s/>neta</text:span></text:p>
      <text:p text:style-name="P7"><text:tab/><text:tab/>15 <text:s/>Llavors tornes al punt 2</text:p>
      <text:p text:style-name="P7"><text:tab/>16 <text:s/>Si està neta </text:p>
      <text:p text:style-name="P7"><text:soft-page-break/><text:tab/><text:tab/>17 <text:s/>Llavors penjar la roba</text:p>
      <text:p text:style-name="P7"><text:tab/><text:tab/>Fi</text:p>
      <text:p text:style-name="P3"/>
      <text:p text:style-name="P5">● Treure diners d’un caixer automàtic.</text:p>
      <text:p text:style-name="P3"/>
      <text:p text:style-name="P3">1 <text:s/>Anar al caixer</text:p>
      <text:p text:style-name="P3">2 <text:s/>Introduir targeta</text:p>
      <text:p text:style-name="P3">3 <text:s/>Prèmer botó "Treure diners"</text:p>
      <text:p text:style-name="P3">4 <text:s/>Indicar quantitat</text:p>
      <text:p text:style-name="P3">5 <text:s/>Confirmar quantitat</text:p>
      <text:p text:style-name="P3">6 <text:s/>Llegir "Posar pin"</text:p>
      <text:p text:style-name="P3">7 <text:s/>Escriure pin</text:p>
      <text:p text:style-name="P3"><text:tab/>8 <text:s/>Si el pin no és correcte</text:p>
      <text:p text:style-name="P3"><text:tab/><text:tab/>9 <text:s/>Llavors torna al punt 6</text:p>
      <text:p text:style-name="P3"><text:tab/>10 Si el pin és correcte</text:p>
      <text:p text:style-name="P3"><text:tab/><text:tab/>11 <text:s/>Esperar a que surtin els bitllets</text:p>
      <text:p text:style-name="P3"><text:tab/><text:tab/>12 <text:s/>Agafar bitllets</text:p>
      <text:p text:style-name="P3">13 <text:s/>El caixer demana si es vol fer alguna altra operació</text:p>
      <text:p text:style-name="P3"><text:tab/>14 <text:s/>Si vols fer més operacions </text:p>
      <text:p text:style-name="P3"><text:tab/><text:tab/>15 <text:s/>Llavors indicar quina<text:span text:style-name="T1"> </text:span><text:span text:style-name="T6">(i seguir el procés que t'indiqui)</text:span></text:p>
      <text:p text:style-name="P3"><text:tab/>16 <text:s/>Si no vols fer més operacions </text:p>
      <text:p text:style-name="P3"><text:tab/><text:tab/>17 <text:s/>Indicar que No</text:p>
      <text:p text:style-name="P3"><text:tab/><text:tab/><text:tab/>18 <text:s/>Recollir targeta</text:p>
      <text:p text:style-name="P3"><text:tab/><text:tab/><text:tab/>Fi</text:p>
      <text:p text:style-name="P3"/>
      <text:p text:style-name="P5">● Comprar una llaminadura en una màquina expenedora.</text:p>
      <text:p text:style-name="P3"/>
      <text:p text:style-name="P3">Anar a la màquina</text:p>
      <text:p text:style-name="P3">Decidir quina llaminadura vols</text:p>
      <text:p text:style-name="P3">Mirar el preu</text:p>
      <text:p text:style-name="P3">Introduir diners</text:p>
      <text:p text:style-name="P3">Mirar el codi de la llaminadura</text:p>
      <text:p text:style-name="P3">Marcar-lo </text:p>
      <text:p text:style-name="P3">Esperar a que surti la llaminadura</text:p>
      <text:p text:style-name="P3">Agafar llaminadura</text:p>
      <text:p text:style-name="P3"><text:tab/>Si es paga import exacte </text:p>
      <text:p text:style-name="P3"><text:s/><text:tab/><text:tab/>Llavors no torna canvi</text:p>
      <text:p text:style-name="P3"><text:s text:c="32"/>Fi</text:p>
      <text:p text:style-name="P3"><text:tab/>Si es paga import no exacte </text:p>
      <text:p text:style-name="P3"><text:tab/><text:tab/>Llavors esperar canvi</text:p>
      <text:p text:style-name="P3"><text:soft-page-break/><text:tab/><text:tab/><text:tab/>Recollir canvi</text:p>
      <text:p text:style-name="P3"><text:tab/><text:tab/><text:tab/>Fi</text:p>
      <text:p text:style-name="P3"/>
      <text:p text:style-name="P5">● Posar la taula per a tres comensals.</text:p>
      <text:p text:style-name="P3"/>
      <text:p text:style-name="P3">Posar estovalles</text:p>
      <text:p text:style-name="P3">Agafar 3 plats de l'armari</text:p>
      <text:p text:style-name="P3">Posar 3 plats a la taula</text:p>
      <text:p text:style-name="P3">Agafar 3 gots de l'armari</text:p>
      <text:p text:style-name="P3">Posar 3 gots a la taula</text:p>
      <text:p text:style-name="P3">Agafar 3 jocs de coberts del calaix</text:p>
      <text:p text:style-name="P3">Els posem a la taula</text:p>
      <text:p text:style-name="P3">Agafar 3 tovallons del calaix</text:p>
      <text:p text:style-name="P3">Els posem a la taula</text:p>
      <text:p text:style-name="P3"><text:tab/>Si volem decorar la taula</text:p>
      <text:p text:style-name="P3"><text:tab/><text:tab/>Llavors posem decoració</text:p>
      <text:p text:style-name="P3"><text:tab/><text:tab/>Fi</text:p>
      <text:p text:style-name="P3"><text:tab/>Si no volem decorar</text:p>
      <text:p text:style-name="P3"><text:tab/><text:tab/>Fi</text:p>
      <text:p text:style-name="P3"/>
      <text:p text:style-name="P5">● Comprar un article en una botiga online.</text:p>
      <text:p text:style-name="P3"/>
      <text:p text:style-name="P3">1 <text:s/>Obrir ordinador</text:p>
      <text:p text:style-name="P3">2 <text:s/>Obrir navegador</text:p>
      <text:p text:style-name="P3"><text:s/><text:tab/>3 <text:s/>Si sabem l'adreça de la web</text:p>
      <text:p text:style-name="P3"><text:tab/><text:tab/>4 <text:s/>Llavors posar-la a la barra d'adreces</text:p>
      <text:p text:style-name="P3"><text:tab/><text:tab/>5 <text:s text:c="2"/>Prèmer Enter</text:p>
      <text:p text:style-name="P3"><text:tab/><text:tab/>6 <text:s text:c="2"/>Passar al punt 14 </text:p>
      <text:p text:style-name="P3"><text:tab/>7 <text:s/>Si no sabem l'adreça</text:p>
      <text:p text:style-name="P3"><text:tab/><text:tab/>8 <text:s/>Llavors obrir el cercador <text:span text:style-name="T6">(Google per exemple)</text:span></text:p>
      <text:p text:style-name="P3"><text:tab/><text:tab/>9 <text:s/>Escriure el nom aproximat de la web</text:p>
      <text:p text:style-name="P3"><text:tab/><text:tab/>10 <text:s/>Prèmer Cercar </text:p>
      <text:p text:style-name="P3"><text:tab/><text:tab/>11 <text:s/>Buscar entre els resultats l'adreça de la web que volem</text:p>
      <text:p text:style-name="P3"><text:tab/><text:tab/><text:tab/>12 <text:s/>Si no la trobem</text:p>
      <text:p text:style-name="P3"><text:tab/><text:tab/><text:tab/><text:tab/>13 <text:s/>Tornar al punt 9 <text:span text:style-name="T6">(pot ser un bucle si no trobem la web que busquem)</text:span></text:p>
      <text:p text:style-name="P3"><text:tab/><text:tab/><text:tab/>14 <text:s/>Si trobem la web que volem</text:p>
      <text:p text:style-name="P3"><text:tab/><text:tab/><text:tab/><text:tab/>15 <text:s/>Llavors <text:s/>fem click al link <text:span text:style-name="T6">( i s'obre la web )</text:span></text:p>
      <text:p text:style-name="P3"><text:tab/><text:tab/><text:tab/><text:tab/>16 <text:s/>Anem a la botiga online<text:tab/><text:tab/></text:p>
      <text:p text:style-name="P3"><text:tab/><text:tab/><text:tab/><text:tab/>17 <text:s/>Buscar article/s</text:p>
      <text:p text:style-name="P3"><text:soft-page-break/><text:tab/><text:tab/><text:tab/><text:tab/>18 <text:s/>Afegir-los a cistella</text:p>
      <text:p text:style-name="P3"><text:tab/><text:tab/><text:tab/><text:tab/>19 <text:s/>Un cop finalitzada la compra anar a cistella</text:p>
      <text:p text:style-name="P3"><text:tab/><text:tab/><text:tab/><text:tab/>20 <text:s/>Confirmar compra</text:p>
      <text:p text:style-name="P3"><text:tab/><text:tab/><text:tab/><text:tab/><text:tab/>21 <text:s/>Si no estas registrat</text:p>
      <text:p text:style-name="P8"><text:tab/><text:tab/><text:tab/><text:tab/><text:span text:style-name="T6">( Comentari: Aquí comença el feixuc procés de registre...)</text:span> <text:tab/><text:tab/><text:tab/><text:tab/><text:tab/><text:tab/><text:tab/>22 <text:s/>Llavors omplir qüestionari de dades personals</text:p>
      <text:p text:style-name="P3"><text:tab/><text:tab/><text:tab/><text:tab/><text:tab/><text:tab/>23 <text:s/>Omplir qüestionari de dades enviament</text:p>
      <text:p text:style-name="P3"><text:tab/><text:tab/><text:tab/><text:tab/><text:tab/><text:tab/>24 <text:s/>Omplir qüestionari de dades de pagament</text:p>
      <text:p text:style-name="P3"><text:tab/><text:tab/><text:tab/><text:tab/><text:tab/><text:tab/>25 <text:s/>Anar al punt 29</text:p>
      <text:p text:style-name="P3"><text:tab/><text:tab/><text:tab/><text:tab/><text:tab/>26 <text:s/>Si <text:s/>estas registrat </text:p>
      <text:p text:style-name="P3"><text:tab/><text:tab/><text:tab/><text:tab/><text:tab/><text:tab/>27 <text:s/>Llavors introduir email</text:p>
      <text:p text:style-name="P3"><text:tab/><text:tab/><text:tab/><text:tab/><text:tab/><text:tab/>28 <text:s/>Confirmar dades d'enviament i pagament</text:p>
      <text:p text:style-name="P3"><text:tab/><text:tab/><text:tab/><text:tab/><text:tab/><text:tab/><text:tab/>29 <text:s/>Fer el pagament</text:p>
      <text:p text:style-name="P3"><text:tab/><text:tab/><text:tab/><text:tab/><text:tab/><text:tab/><text:tab/><text:tab/>Fi<text:tab/><text:tab/><text:tab/></text:p>
      <text:p text:style-name="P3"><text:tab/><text:tab/><text:tab/></text:p>
      <text:p text:style-name="P5">3. Realitza els pseudocodis corresponents a les següents aplicacions de software:</text:p>
      <text:p text:style-name="P5"/>
      <text:p text:style-name="P5">● Es demana 3 números enters a l’usuari i l’aplicació els ha de mostrar per pantalla ordenats de major a menor.</text:p>
      <text:p text:style-name="P3"/>
      <text:p text:style-name="P3">Inici procés ORDENAR</text:p>
      <text:p text:style-name="P3"><text:tab/>Escriu nº A</text:p>
      <text:p text:style-name="P3"><text:tab/><text:tab/>Llegir nº A</text:p>
      <text:p text:style-name="P3"><text:tab/>Escriu nº B</text:p>
      <text:p text:style-name="P3"><text:tab/><text:tab/>Llegir nº B</text:p>
      <text:p text:style-name="P3"><text:tab/>Escriu nº C</text:p>
      <text:p text:style-name="P3"><text:tab/><text:tab/>Llegir nº C</text:p>
      <text:p text:style-name="P3">Ordenar de menor a major</text:p>
      <text:p text:style-name="P3"><text:tab/>FiSi</text:p>
      <text:p text:style-name="P3"/>
      <text:p text:style-name="P3">● <text:span text:style-name="T2">Es demana a l’usuari un número enter corresponent al nombre d’articles venuts,</text:span></text:p>
      <text:p text:style-name="P5">posteriorment es demana el preu de cada unitat del producte. El sistema calcula el cost total de l’operació tenint en compte que al preu calculat se li ha d’aplicar un 10% de benefici junt a un 21% corresponent a l’IVA.</text:p>
      <text:p text:style-name="P3"/>
      <text:p text:style-name="P3">Inici procés %</text:p>
      <text:p text:style-name="P3"><text:tab/>Escriu nº 1</text:p>
      <text:p text:style-name="P3"><text:tab/>Llegir nº 1</text:p>
      <text:p text:style-name="P3"><text:tab/><text:tab/>Import article 20€</text:p>
      <text:p text:style-name="P3"><text:tab/>Llegir import</text:p>
      <text:p text:style-name="P3"><text:soft-page-break/><text:tab/>Calcular preu final (1 x 20 = 20€) </text:p>
      <text:p text:style-name="P3"><text:tab/><text:tab/>Multiplica per 1,10 = A</text:p>
      <text:p text:style-name="P3"><text:tab/><text:tab/>A x 1,21 = Total</text:p>
      <text:p text:style-name="P3"><text:tab/><text:tab/>Mostra Total</text:p>
      <text:p text:style-name="P3"><text:tab/><text:tab/><text:tab/>FiSi</text:p>
      <text:p text:style-name="P3"/>
      <text:p text:style-name="P5">● Es demana un nombre a l’usuari i mostra el dia corresponent de la setmana (de l’1 al 7). Altrament, mostra un missatge d’error.</text:p>
      <text:p text:style-name="P3"/>
      <text:p text:style-name="P3">Inici procés Dies setmana</text:p>
      <text:p text:style-name="P3"><text:tab/>Escriu un nº</text:p>
      <text:p text:style-name="P3"><text:tab/><text:tab/>Si escriu 1</text:p>
      <text:p text:style-name="P3"><text:tab/><text:tab/><text:tab/>Llavors llegeix dilluns</text:p>
      <text:p text:style-name="P3"><text:tab/><text:tab/>Si escriu 2</text:p>
      <text:p text:style-name="P3"><text:tab/><text:tab/><text:tab/>Llavors llegeix dimarts</text:p>
      <text:p text:style-name="P3"><text:tab/><text:tab/>Si escriu 3</text:p>
      <text:p text:style-name="P3"><text:tab/><text:tab/><text:tab/>Llavors llegeix dimecers</text:p>
      <text:p text:style-name="P3"><text:tab/><text:tab/>Si escriu 4</text:p>
      <text:p text:style-name="P3"><text:tab/><text:tab/><text:tab/>Llavors llegeix dijous</text:p>
      <text:p text:style-name="P3"><text:tab/><text:tab/>Si escriu 5</text:p>
      <text:p text:style-name="P3"><text:tab/><text:tab/><text:tab/>Llavors llegeix divendres</text:p>
      <text:p text:style-name="P3"><text:tab/><text:tab/>Si escriu 6</text:p>
      <text:p text:style-name="P3"><text:tab/><text:tab/><text:tab/>Llavors llegeix dissabte</text:p>
      <text:p text:style-name="P3"><text:tab/><text:tab/>Si escriu 7</text:p>
      <text:p text:style-name="P3"><text:tab/><text:tab/><text:tab/>Llavors llegeix diumenge</text:p>
      <text:p text:style-name="P3"><text:tab/><text:tab/> Si escriu un nº &lt; 0 , ó &gt;7 (Més petit de 0 ó més gran de 7)</text:p>
      <text:p text:style-name="P3"><text:tab/><text:tab/><text:tab/>Altrament mostra Error!</text:p>
      <text:p text:style-name="P3"><text:tab/><text:tab/><text:tab/><text:tab/>FiSi</text:p>
      <text:p text:style-name="P3"/>
      <text:p text:style-name="P3"><text:span text:style-name="T2">● Es demana a l’usuari un import en euros i ho converteix a dòlars. Considera el canvi de 1 euro com 1,30 dòlar</text:span>s.</text:p>
      <text:p text:style-name="P3"/>
      <text:p text:style-name="P3">Inici procés canvi</text:p>
      <text:p text:style-name="P3"><text:tab/>Escriu import A</text:p>
      <text:p text:style-name="P3"><text:tab/>Llegeix import A</text:p>
      <text:p text:style-name="P3"><text:tab/>Multiplica A x 1,30</text:p>
      <text:p text:style-name="P3"><text:tab/><text:tab/>Llegeix resultat</text:p>
      <text:p text:style-name="P3"><text:tab/><text:tab/><text:tab/>FiSi</text:p>
      <text:p text:style-name="P3"/>
      <text:p text:style-name="P5">● Escriure tots els números de l’1 al 100.</text:p>
      <text:p text:style-name="P3"><text:soft-page-break/></text:p>
      <text:p text:style-name="P3">Inici proces llista</text:p>
      <text:p text:style-name="P3"><text:tab/>For x=1 a x=100</text:p>
      <text:p text:style-name="P3"><text:tab/>x=x+1</text:p>
      <text:p text:style-name="P3"><text:tab/><text:tab/>FiSi</text:p>
      <text:p text:style-name="P3"/>
      <text:p text:style-name="P5">● Es demana un nombre a l’usuari i ens diu si és parell o senar (un nombre és parell si el mòdul entre 2 dóna 0).</text:p>
      <text:p text:style-name="P3"/>
      <text:p text:style-name="P3">Inici procés Modal</text:p>
      <text:p text:style-name="P3"><text:tab/>Escriu nº A</text:p>
      <text:p text:style-name="P3"><text:tab/>Llegeix nº A</text:p>
      <text:p text:style-name="P3"><text:tab/><text:tab/>Si (A modul = 0 )</text:p>
      <text:p text:style-name="P3"><text:tab/><text:tab/>Llavors A es parell</text:p>
      <text:p text:style-name="P3"><text:tab/><text:tab/><text:tab/>Altrament és senar</text:p>
      <text:p text:style-name="P3"><text:tab/><text:tab/><text:tab/><text:tab/>FiSi</text:p>
      <text:p text:style-name="P3"/>
      <text:p text:style-name="P5">● Es demana el radi (enter) i es calcula l’àrea i el perímetre d’un cercle (mostra els</text:p>
      <text:p text:style-name="P5">resultats).</text:p>
      <text:p text:style-name="P3"/>
      <text:p text:style-name="P3">Inici procés Àrea</text:p>
      <text:p text:style-name="P3"><text:tab/>Escriu radi G</text:p>
      <text:p text:style-name="P3"><text:tab/>Llegeix G</text:p>
      <text:p text:style-name="P3"><text:tab/><text:tab/>Calcula àrea = 3,14 x (G x G)</text:p>
      <text:p text:style-name="P3"><text:tab/><text:tab/><text:tab/>FiSi</text:p>
      <text:p text:style-name="P3"><text:tab/><text:tab/>Calcula perímetre = 2 x 3,14 x G</text:p>
      <text:p text:style-name="P3"><text:tab/><text:tab/><text:tab/>FiSi</text:p>
      <text:p text:style-name="P3"/>
      <text:p text:style-name="P5">● Es demana els valors a,b i c i es resol una equació de segon grau (mostra els resultats).</text:p>
      <text:p text:style-name="P3">Inici procés Equació</text:p>
      <text:p text:style-name="P3"><text:tab/>Escriu A</text:p>
      <text:p text:style-name="P3"><text:tab/><text:tab/>Llegeix A</text:p>
      <text:p text:style-name="P3"><text:tab/>Escriu B</text:p>
      <text:p text:style-name="P3"><text:tab/><text:tab/>Llegeix B</text:p>
      <text:p text:style-name="P3"><text:tab/>Escriu C</text:p>
      <text:p text:style-name="P3"><text:tab/><text:tab/>Llegeix C</text:p>
      <text:p text:style-name="P3"><text:tab/><text:tab/>Calcula l'equació</text:p>
      <text:p text:style-name="P3"><text:tab/><text:tab/><text:tab/>Mostra resultat</text:p>
      <text:p text:style-name="P3"><text:tab/> <text:s text:c="8"/><text:tab/><text:tab/> <text:s/>FiSi</text:p>
      <text:p text:style-name="P3"><text:soft-page-break/></text:p>
      <text:p text:style-name="P3"/>
      <text:p text:style-name="P3"><text:span text:style-name="T2">4. Troba una sèrie d’atributs i funcions o mètodes per treballar amb els següents objectes. Creus que hi ha alguns objectes que poden compartir propietats o mètodes?</text:span> <text:span text:style-name="T2">Quins?</text:span></text:p>
      <text:p text:style-name="P6">● Vagó d’un tren.</text:p>
      <text:p text:style-name="P3">Atributs: Color, pes, nº de seients, alçada, amplada, material.</text:p>
      <text:p text:style-name="P3">Funcions: Córrer, parar, girar, moure's.</text:p>
      <text:p text:style-name="P5">● Un avió.</text:p>
      <text:p text:style-name="P3">Atributs: Color, pes, nº de seients, alçada, amplada, material, nº de rodes.</text:p>
      <text:p text:style-name="P3">Funcions: Córrer, parar, girar, <text:s/>moure's, volar.</text:p>
      <text:p text:style-name="P5">● Un gos/gossa.</text:p>
      <text:p text:style-name="P3">Atributs: Color, pes, nº de potes, mida, edat.</text:p>
      <text:p text:style-name="P3">Funcions: Córrer, parar, girar, <text:s/>moure's, saltar, bordar, jugar.</text:p>
      <text:p text:style-name="P5">● Una càmara fotogràfica.</text:p>
      <text:p text:style-name="P3">Atributs: Color, pes, alçada, amplada, material, tipus de zooms.</text:p>
      <text:p text:style-name="P3">Funcions: Engegar, disparar, capturar, enfocar.</text:p>
      <text:p text:style-name="P5">● Un camió.</text:p>
      <text:p text:style-name="P3">Atributs: Color, pes, nº de seients, alçada, amplada, material, nº de rodes.</text:p>
      <text:p text:style-name="P3">Funcions: Córrer, parar, girar, <text:s/>moure's. </text:p>
      <text:p text:style-name="P3"/>
      <text:p text:style-name="P3">Cada família compartirà tant atributs com funcions, i com més concret sigui el grup, més compartiran. Per exemple els objectes comparteixen tots ells bastants atributs i funcions, però la sub-família transports encara en comparteixen més. <text:s/>Amb els ésser vius passaria el mateix, tots tenen atributs i funcions comunes, però per exemple, la sub-família dels peixos, té unes caractrítiques molt més concretes.</text:p>
      <text:p text:style-name="P3"/>
      <text:p text:style-name="P5"/>
      <text:p text:style-name="P5">5 Investiga sobre les llicències de codi que existeixen avui en dia. En especial, explica què vol dir una llicència GPL i en quins àmbits la podem trobar.</text:p>
      <text:p text:style-name="P5"/>
      <text:p text:style-name="P9">Les llicències estableixen un acord entre l'autor d'un programari o contingut i l'usuari que l'utilitza. N'hi ha de diferents tipus.</text:p>
      <text:p text:style-name="P9">El <text:span text:style-name="T11">Copyright</text:span> estableix que tots els drets de l'obra estan reservats i que ens cal permís per utilitzar-la.</text:p>
      <text:p text:style-name="P9">El <text:span text:style-name="T11">Copyleft</text:span> permet que l'usuari modifiqui l'obra, la copiï i la distribueixi. Una de les llicències més conegudes de Copyleft és GPL que llicencia GNU/Linux.</text:p>
      <text:p text:style-name="P9"><text:span text:style-name="T11">Creative Commons</text:span> proposa que l'autor decideixi quins són els drets que vol reservar respecte de la seva obra.</text:p>
      <text:p text:style-name="P9"><text:soft-page-break/></text:p>
      <text:p text:style-name="P9">Altres llicències a destacar en l'àmbit del programari lliure són <text:span text:style-name="T11">MPL</text:span> i les d'estil <text:span text:style-name="T11">BSD</text:span>.</text:p>
      <text:p text:style-name="P3"><text:span text:style-name="T8">La</text:span><text:span text:style-name="T7"> Llicència Pública General</text:span><text:span text:style-name="T9"> </text:span><text:span text:style-name="T8">és un tipus de llicència per a programari</text:span><text:span text:style-name="T10"> </text:span><text:span text:style-name="T8">que permet la còpia, distribució (comercial o no) i modificació del codi, sempre que qualsevol modificació es continuï distribuint amb la mateixa llicència GPL. No permet la distribució de programes executables sense el codi font corresponent o una oferta de com obtenir-lo gratuïtament. És la llicència lliure de programari més utilitzada</text:span><text:span text:style-name="T9">.</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Helvetica" svg:font-family="Helvetica, Verdana, Arial, sans-serif"/>
    <style:font-face style:name="OpenSymbol" svg:font-family="OpenSymbol"/>
    <style:font-face style:name="Tahoma1" svg:font-family="Tahoma"/>
    <style:font-face style:name="sans-serif" svg:font-family="sans-serif"/>
    <style:font-face style:name="Calibri" svg:font-family="Calibri" style:font-family-generic="swiss"/>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style style:name="MT1" style:family="text">
      <style:text-properties fo:color="#b2b2b2"/>
    </style:style>
    <style:page-layout style:name="Mpm1">
      <style:page-layout-properties fo:page-width="20.999cm" fo:page-height="29.699cm" style:num-format="1" style:print-orientation="portrait" fo:margin-top="2cm" fo:margin-bottom="2cm" fo:margin-left="2cm" fo:margin-right="1.247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MF0951_2 UF1305 - Act1 - <text:span text:style-name="MT1">19/01/2020</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0H49M</meta:editing-duration>
    <meta:editing-cycles>34</meta:editing-cycles>
    <meta:generator>OpenOffice/4.1.6$Win32 OpenOffice.org_project/416m1$Build-9790</meta:generator>
    <dc:date>2020-01-20T23:47:54.32</dc:date>
    <dc:creator>g f</dc:creator>
    <meta:document-statistic meta:table-count="0" meta:image-count="0" meta:object-count="0" meta:page-count="8" meta:paragraph-count="224" meta:word-count="1415" meta:character-count="8222"/>
    <meta:user-defined meta:name="Info 1"/>
    <meta:user-defined meta:name="Info 2"/>
    <meta:user-defined meta:name="Info 3"/>
    <meta:user-defined meta:name="Info 4"/>
  </office:meta>
</office:document-meta>
</file>